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ca" fo:country="ES"/>
    </style:style>
    <style:style style:name="P2" style:family="paragraph" style:parent-style-name="Standard">
      <style:text-properties style:font-name="Arial" fo:language="ca" fo:country="ES"/>
    </style:style>
    <style:style style:name="P3" style:family="paragraph" style:parent-style-name="Standard">
      <style:paragraph-properties fo:text-align="justify" style:justify-single-word="false"/>
      <style:text-properties style:font-name="Arial" fo:language="ca" fo:country="ES"/>
    </style:style>
    <style:style style:name="P4" style:family="paragraph" style:parent-style-name="Standard">
      <style:text-properties style:font-name="Arial" fo:language="ca" fo:country="ES" fo:font-weight="bold" style:font-weight-asian="bold" style:font-weight-complex="bold"/>
    </style:style>
    <style:style style:name="P5" style:family="paragraph" style:parent-style-name="Standard">
      <style:paragraph-properties fo:text-align="justify" style:justify-single-word="false"/>
      <style:text-properties style:font-name="Arial" fo:language="ca" fo:country="ES" fo:font-weight="bold" style:font-weight-asian="bold" style:font-weight-complex="bold"/>
    </style:style>
    <style:style style:name="P6" style:family="paragraph" style:parent-style-name="Standard">
      <style:text-properties style:font-name="Arial" fo:language="ca" fo:country="ES" fo:font-weight="normal" style:font-weight-asian="normal" style:font-weight-complex="normal"/>
    </style:style>
    <style:style style:name="P7" style:family="paragraph" style:parent-style-name="Standard">
      <style:text-properties style:font-name="Arial" fo:language="ca" fo:country="ES"/>
    </style:style>
    <style:style style:name="P8" style:family="paragraph" style:parent-style-name="Standard">
      <style:paragraph-properties fo:text-align="justify" style:justify-single-word="false"/>
      <style:text-properties style:font-name="Arial" fo:language="ca" fo:country="ES" fo:font-weight="bold" style:font-weight-asian="bold" style:font-weight-complex="bold"/>
    </style:style>
    <style:style style:name="P9" style:family="paragraph" style:parent-style-name="Standard" style:list-style-name="L1">
      <style:paragraph-properties fo:text-align="justify" style:justify-single-word="false"/>
      <style:text-properties style:font-name="Arial" fo:language="ca" fo:country="ES" fo:font-weight="bold" style:font-weight-asian="bold" style:font-weight-complex="bold"/>
    </style:style>
    <style:style style:name="P10" style:family="paragraph" style:parent-style-name="Standard" style:list-style-name="L2">
      <style:paragraph-properties fo:text-align="justify" style:justify-single-word="false"/>
      <style:text-properties style:font-name="Arial" fo:language="ca" fo:country="ES" fo:font-weight="bold" style:font-weight-asian="bold" style:font-weight-complex="bold"/>
    </style:style>
    <style:style style:name="P11" style:family="paragraph" style:parent-style-name="Standard" style:list-style-name="L3">
      <style:paragraph-properties fo:text-align="justify" style:justify-single-word="false"/>
      <style:text-properties style:font-name="Arial" fo:language="ca" fo:country="ES" fo:font-weight="bold" style:font-weight-asian="bold" style:font-weight-complex="bold"/>
    </style:style>
    <style:style style:name="P12" style:family="paragraph" style:parent-style-name="Standard" style:list-style-name="L4">
      <style:paragraph-properties fo:text-align="justify" style:justify-single-word="false"/>
      <style:text-properties style:font-name="Arial" fo:language="ca" fo:country="ES" fo:font-weight="bold" style:font-weight-asian="bold" style:font-weight-complex="bold"/>
    </style:style>
    <style:style style:name="P13" style:family="paragraph" style:parent-style-name="Standard" style:list-style-name="L5">
      <style:paragraph-properties fo:text-align="justify" style:justify-single-word="false"/>
      <style:text-properties style:font-name="Arial" fo:language="ca" fo:country="ES" fo:font-weight="bold" style:font-weight-asian="bold" style:font-weight-complex="bold"/>
    </style:style>
    <style:style style:name="P14" style:family="paragraph" style:parent-style-name="Standard" style:list-style-name="L6">
      <style:text-properties style:font-name="Arial" fo:language="ca" fo:country="ES" fo:font-weight="bold" style:font-weight-asian="bold" style:font-weight-complex="bold"/>
    </style:style>
    <style:style style:name="P15" style:family="paragraph" style:parent-style-name="Standard">
      <style:text-properties style:font-name="Arial" fo:language="ca" fo:country="ES" fo:font-weight="normal" style:font-weight-asian="normal" style:font-weight-complex="normal"/>
    </style:style>
    <style:style style:name="P16" style:family="paragraph" style:parent-style-name="Standard">
      <style:paragraph-properties fo:text-align="justify" style:justify-single-word="false"/>
      <style:text-properties style:font-name="Arial" fo:language="ca" fo:country="ES" fo:font-weight="normal" style:font-weight-asian="normal" style:font-weight-complex="normal"/>
    </style:style>
    <style:style style:name="P17" style:family="paragraph" style:parent-style-name="Standard">
      <style:paragraph-properties fo:text-align="center" style:justify-single-word="false"/>
      <style:text-properties style:font-name="Arial" fo:font-size="16pt" fo:language="ca" fo:country="ES" style:text-underline-style="none"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Arial" fo:font-size="16pt" fo:language="ca" fo:country="E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fo:language="ca" fo:country="ES"/>
    </style:style>
    <style:style style:name="P20" style:family="paragraph" style:parent-style-name="Standard">
      <style:text-properties style:font-name="Arial" fo:language="ca" fo:country="ES"/>
    </style:style>
    <style:style style:name="P21" style:family="paragraph" style:parent-style-name="Standard">
      <style:paragraph-properties fo:text-align="justify" style:justify-single-word="false"/>
      <style:text-properties style:font-name="Arial" fo:language="ca" fo:country="ES" fo:font-weight="bold" style:font-weight-asian="bold" style:font-weight-complex="bold"/>
    </style:style>
    <style:style style:name="P22" style:family="paragraph" style:parent-style-name="Standard">
      <style:paragraph-properties fo:text-align="justify" style:justify-single-word="false"/>
      <style:text-properties style:font-name="Arial" fo:language="ca" fo:country="ES" fo:font-weight="normal" style:font-weight-asian="normal" style:font-weight-complex="normal"/>
    </style:style>
    <style:style style:name="P23" style:family="paragraph" style:parent-style-name="Standard" style:list-style-name="L7">
      <style:paragraph-properties fo:text-align="justify" style:justify-single-word="false"/>
      <style:text-properties style:font-name="Arial" fo:language="ca" fo:country="ES" fo:font-weight="normal" style:font-weight-asian="normal" style:font-weight-complex="normal"/>
    </style:style>
    <style:style style:name="P24" style:family="paragraph" style:parent-style-name="Standard">
      <style:paragraph-properties fo:text-align="center" style:justify-single-word="false"/>
      <style:text-properties style:font-name="Arial" fo:font-size="16pt" fo:language="ca" fo:country="E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5" style:family="paragraph" style:parent-style-name="Footer">
      <style:paragraph-properties fo:text-align="end" style:justify-single-word="false"/>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end" style:justify-single-word="false"/>
      <style:text-properties style:font-name="Arial" fo:font-size="10pt" style:font-size-asian="10pt" style:font-size-complex="10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ctivitats pàgina 15</text:p>
      <text:p text:style-name="P3"/>
      <text:p text:style-name="P5">6.- L'Estatut dels treballadors concedeix, a tots els treballadors, dos dies de permís retribuït en cas de defunció d'un familiar fins al segon grau, per consanguinitat o per afinitat. El conveni col·lectiu que s'aplica als establiments sanitaris amplia aquest termini a tres dies naturals.</text:p>
      <text:p text:style-name="P5"/>
      <text:list xml:id="list6112955259661987893" text:style-name="L1">
        <text:list-item>
          <text:p text:style-name="P9">Quina de les dues normes s'ha d'aplicar en aquest cas?</text:p>
        </text:list-item>
      </text:list>
      <text:p text:style-name="P5"/>
      <text:p text:style-name="P3"><text:tab/>El conveni col·lectiu.</text:p>
      <text:p text:style-name="P3"/>
      <text:list xml:id="list4227291544806358474" text:style-name="L2">
        <text:list-item>
          <text:p text:style-name="P10">Quin principi de dret laboral s'hi ha d'aplicar?</text:p>
        </text:list-item>
      </text:list>
      <text:p text:style-name="P5"/>
      <text:p text:style-name="P3"><text:tab/>El principi de norma mínima ja que l'estatut dels treballadors proporciona un màxim <text:tab/>i el conveni col·lectiu, tot i ser una norma de nivell inferior, millora la condició.</text:p>
      <text:p text:style-name="P3"/>
      <text:p text:style-name="P5">7.- Una empresa ofereix a un treballador que renuncii al seu descans setmanal, durant un mes, a canvi de ser l'únic treballador de la seva secció que no serà acomiadat. </text:p>
      <text:p text:style-name="P3"/>
      <text:list xml:id="list5504366521540880571" text:style-name="L3">
        <text:list-item>
          <text:p text:style-name="P11">És possible?</text:p>
        </text:list-item>
      </text:list>
      <text:p text:style-name="P1"/>
      <text:p text:style-name="P3"><text:tab/>No, degut al principi d'irrenunciabilitat dels drets.</text:p>
      <text:p text:style-name="P3"/>
      <text:p text:style-name="P5">8.- En Lluís ha treballat durant dos anys en el sector sanitari; ara comença una nova etapa laboral en un taller de reparació de vehicles. La primera setmana de feina, observa que determinats costums que es respectaven de manera molt estricta a la seva feina anterior, s'ignoren al taller. En Lluís sap que els costums són una norma més del dret laboral, per la qual cosa es pregunta si estan actuant correctament al taller.</text:p>
      <text:p text:style-name="P5"/>
      <text:list xml:id="list5765646880742454805" text:style-name="L4">
        <text:list-item>
          <text:p text:style-name="P12">Què li respondries?</text:p>
        </text:list-item>
      </text:list>
      <text:p text:style-name="P3"/>
      <text:p text:style-name="P3"><text:tab/>Si es un costum llavors no estàn actuan correctament al taller ja que el principi de <text:tab/>la norma mínima ens diu que s'estableixen usos i costums com a mínim, per tant si <text:tab/>una altre norma ens empitjora les condicions mínimes no afectaria ja que agafariem <text:tab/>la millor condició.</text:p>
      <text:p text:style-name="P3"/>
      <text:p text:style-name="P5">9.- Durant la negociació del conveni col·lectiu del sector siderometal·lurgíc, els representants dels treballadors i dels empresaris es plantegen la possibilitat de concedir menys temps de permís de maternitat que l'Estatut dels treballadors.</text:p>
      <text:p text:style-name="P5"/>
      <text:list xml:id="list4845480446244313119" text:style-name="L5">
        <text:list-item>
          <text:p text:style-name="P13">És possible? En quin principi de dret laboral fonamente la teva resposta?</text:p>
        </text:list-item>
      </text:list>
      <text:p text:style-name="P2"/>
      <text:p text:style-name="P2"><text:tab/>No, ja que hi ha una norma en un nivell superior que te un mínim major, apliquem el <text:tab/>principi de la norma mínima.</text:p>
      <text:p text:style-name="P2"><text:soft-page-break/><text:span text:style-name="T1">10.- L'Emili, director de Recursos Humans, anuncia als seus treballadors que no té cap altre remei que imposar-los 40 hores de treball a la setmana perquè així ho diu el conveni col·lectiu.</text:span></text:p>
      <text:p text:style-name="P4"/>
      <text:list xml:id="list4978545657826087788" text:style-name="L6">
        <text:list-item>
          <text:p text:style-name="P14">És cert o podria concedir-los una millora? Com?</text:p>
        </text:list-item>
      </text:list>
      <text:p text:style-name="P4"/>
      <text:p text:style-name="P6"><text:tab/>Es pot concedir una millora, per exemple en el contracte laboral oferint millor <text:tab/>condicions laborals.</text:p>
      <text:p text:style-name="P6"/>
      <text:p text:style-name="P6"/>
      <text:p text:style-name="P18">Activitats pàgina 21</text:p>
      <text:p text:style-name="P6"/>
      <text:p text:style-name="P5">1.- La llei orgànica...</text:p>
      <text:p text:style-name="P16"/>
      <text:p text:style-name="P16"><text:tab/>c) Té un rang superior als reglaments.</text:p>
      <text:p text:style-name="P16"/>
      <text:p text:style-name="P5">2.- El decret...</text:p>
      <text:p text:style-name="P16"/>
      <text:p text:style-name="P16"><text:tab/>a) Té el mateix rang que les lleis ordinàries.</text:p>
      <text:p text:style-name="P16"/>
      <text:p text:style-name="P5">3.- Assenyala la resposta correcta:</text:p>
      <text:p text:style-name="P16"/>
      <text:p text:style-name="P16"><text:tab/>c) Els usos i costums locals i professionals són una font de dret laboral.</text:p>
      <text:p text:style-name="P16"/>
      <text:p text:style-name="P5">4.- Assenyala la resposta correcta:</text:p>
      <text:p text:style-name="P16"/>
      <text:p text:style-name="P16"><text:tab/>d) Totes són correctes.</text:p>
      <text:p text:style-name="P16"/>
      <text:p text:style-name="P5">5.- Són relacions laborals excloses, entre altres...</text:p>
      <text:p text:style-name="P16"/>
      <text:p text:style-name="P16"><text:tab/>d) L'activitat que es limita a l'acompliment del càrrec de conseller, els funcionaris <text:tab/>públics i les prestacions personals obligatòries.</text:p>
      <text:p text:style-name="P16"/>
      <text:p text:style-name="P5">6.- Segons el principi in dubio pro operario...</text:p>
      <text:p text:style-name="P16"/>
      <text:p text:style-name="P16"><text:tab/>b) El jutge haurà de realitzar la interpretació de la llei que més afavoreixi el <text:tab/>treballador.</text:p>
      <text:p text:style-name="P1"/>
      <text:p text:style-name="P1"/>
      <text:p text:style-name="P1"/>
      <text:p text:style-name="P1"/>
      <text:p text:style-name="P1"/>
      <text:p text:style-name="P1"/>
      <text:p text:style-name="P1"/>
      <text:p text:style-name="P1"/>
      <text:p text:style-name="P1"/>
      <text:p text:style-name="P1"/>
      <text:p text:style-name="P18"><text:soft-page-break/>Activitats pàgina 35</text:p>
      <text:p text:style-name="P2"/>
      <text:p text:style-name="P5">7.- L'Elena va acabar un cicle formatiu l'any passat. Després d'enviar diversos currículums, és contractada per NOVACIÓ, mitjançant un contracte d'interinitat, per ser cedida a una altra empresa, LABORATORIS SIMANTEC,SA, on treballa en Miquel amb un contracte indefinit.</text:p>
      <text:p text:style-name="P5"/>
      <text:p text:style-name="P5"><text:tab/>a) Identifica en un esquema l'ETT, el treballador i l'empresa usuària.</text:p>
      <text:p text:style-name="P5"/>
      <text:list xml:id="list6932387394364079408" text:style-name="L7">
        <text:list-item>
          <text:p text:style-name="P23"><text:span text:style-name="T1">ETT:</text:span> NOVACIÓ.</text:p>
        </text:list-item>
        <text:list-item>
          <text:p text:style-name="P23"><text:span text:style-name="T1">Empresa usuària:</text:span> LABORATORIS SIMANTEC SA.</text:p>
        </text:list-item>
        <text:list-item>
          <text:p text:style-name="P23"><text:span text:style-name="T1">Treballador:</text:span> Elena.</text:p>
        </text:list-item>
      </text:list>
      <text:p text:style-name="P16"/>
      <text:p text:style-name="P5"><text:tab/>b) És obligatori formalitzar un contracte a través d'una ETT per escrit?</text:p>
      <text:p text:style-name="P5"/>
      <text:p text:style-name="P16"><text:tab/>Si.</text:p>
      <text:p text:style-name="P16"/>
      <text:p text:style-name="P16"/>
      <text:p text:style-name="P5"><text:tab/>c) Quin conveni s'aplica a l'Elena?</text:p>
      <text:p text:style-name="P5"/>
      <text:p text:style-name="P16"><text:tab/>El de la empresa usuària.</text:p>
      <text:p text:style-name="P16"/>
      <text:p text:style-name="P5"><text:tab/>d) Qui pot sancionar l'Elena si comet una infracció? I en Miquel?</text:p>
      <text:p text:style-name="P5"/>
      <text:p text:style-name="P16"><text:tab/>En els dos casos la ETT.</text:p>
      <text:p text:style-name="P16"/>
      <text:p text:style-name="P5"><text:tab/>e) Qui ha d'informar i formar l'Elena en matèria de prevenció de riscos <text:tab/>laborals? I qui li ha de proporcionar els equips de protecció individual?</text:p>
      <text:p text:style-name="P5"/>
      <text:p text:style-name="P16"><text:tab/>L'ha de formar la ETT i la d'informar l 'empresa usuària, l'empresa usuària doina els <text:tab/>EPIS.</text:p>
      <text:p text:style-name="P16"/>
      <text:p text:style-name="P5"><text:tab/>f) Si l'Elena i en Miquel fan la mateixa feina i tenen la mateixa categoria <text:tab/>professional, l'Elena pot cobrar un salari inferior al d'en Miquel?</text:p>
      <text:p text:style-name="P5"/>
      <text:p text:style-name="P16"><text:tab/>No.</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cm" table:align="margins" style:shadow="none"/>
    </style:style>
    <style:style style:name="Tabla2.A" style:family="table-column">
      <style:table-column-properties style:column-width="8.5cm" style:rel-column-width="32767*"/>
    </style:style>
    <style:style style:name="Tabla2.A1" style:family="table-cell">
      <style:table-cell-properties fo:padding="0.097cm" fo:border="none"/>
    </style:style>
    <style:style style:name="MP1" style:family="paragraph" style:parent-style-name="Table_20_Contents">
      <style:paragraph-properties fo:text-align="start" style:justify-single-word="false"/>
      <style:text-properties style:font-name="Arial" fo:font-size="10pt" style:font-size-asian="10pt" style:font-size-complex="10pt"/>
    </style:style>
    <style:style style:name="MP2" style:family="paragraph" style:parent-style-name="Table_20_Contents">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a2" table:style-name="Tabla2">
          <table:table-column table:style-name="Tabla2.A" table:number-columns-repeated="2"/>
          <table:table-row>
            <table:table-cell table:style-name="Tabla2.A1" office:value-type="string">
              <text:p text:style-name="MP1">FOL</text:p>
            </table:table-cell>
            <table:table-cell table:style-name="Tabla2.A1" office:value-type="string">
              <text:p text:style-name="MP2">Carlos Guillermo Valenzuela García</text:p>
            </table:table-cell>
          </table:table-row>
        </table:table>
        <text:p text:style-name="Header"/>
      </style:header>
      <style:footer>
        <text:p text:style-name="MP3"><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1-03-02T19:46:30.79</meta:creation-date>
    <dc:date>2021-03-04T01:16:07.56</dc:date>
    <dc:creator>Carlos Guillermo Valenzuela García</dc:creator>
    <meta:editing-duration>PT2H</meta:editing-duration>
    <meta:editing-cycles>5</meta:editing-cycles>
    <meta:generator>OpenOffice/4.1.3$Win32 OpenOffice.org_project/413m1$Build-9783</meta:generator>
    <meta:document-statistic meta:table-count="1" meta:image-count="0" meta:object-count="0" meta:page-count="3" meta:paragraph-count="50" meta:word-count="674" meta:character-count="4073"/>
  </office:meta>
</office:document-meta>
</file>